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7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9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0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1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4" style:family="paragraph" style:parent-style-name="Text_20_body">
      <style:text-properties officeooo:rsid="00090ecc" officeooo:paragraph-rsid="00090ecc"/>
    </style:style>
    <style:style style:name="P15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6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7" style:family="paragraph" style:parent-style-name="Table_20_Contents">
      <style:text-properties officeooo:rsid="001f616b" officeooo:paragraph-rsid="001f616b"/>
    </style:style>
    <style:style style:name="P18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9" style:family="paragraph" style:parent-style-name="Table_20_Contents">
      <style:paragraph-properties fo:text-align="center" style:justify-single-word="false"/>
      <style:text-properties officeooo:rsid="00272d0a" officeooo:paragraph-rsid="00272d0a"/>
    </style:style>
    <style:style style:name="P2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2d0a" officeooo:paragraph-rsid="00272d0a"/>
    </style:style>
    <style:style style:name="P21" style:family="paragraph" style:parent-style-name="Table_20_Contents">
      <style:text-properties officeooo:rsid="00272d0a" officeooo:paragraph-rsid="00272d0a"/>
    </style:style>
    <style:style style:name="P22" style:family="paragraph" style:parent-style-name="Table_20_Contents">
      <style:paragraph-properties fo:text-align="start" style:justify-single-word="false"/>
      <style:text-properties officeooo:rsid="00272d0a" officeooo:paragraph-rsid="00272d0a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P24" style:family="paragraph" style:parent-style-name="Table_20_Contents">
      <style:text-properties officeooo:rsid="000507e6" officeooo:paragraph-rsid="001f616b"/>
    </style:style>
    <style:style style:name="P25" style:family="paragraph" style:parent-style-name="Table_20_Contents">
      <style:paragraph-properties fo:text-align="start" style:justify-single-word="false"/>
      <style:text-properties officeooo:rsid="0020cdfc" officeooo:paragraph-rsid="002976dd"/>
    </style:style>
    <style:style style:name="P2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4a560"/>
    </style:style>
    <style:style style:name="T6" style:family="text">
      <style:text-properties officeooo:rsid="00272d0a"/>
    </style:style>
    <style:style style:name="T7" style:family="text">
      <style:text-properties style:text-position="super 58%" officeooo:rsid="00272d0a"/>
    </style:style>
    <style:style style:name="T8" style:family="text">
      <style:text-properties officeooo:rsid="0027c60b"/>
    </style:style>
    <style:style style:name="T9" style:family="text">
      <style:text-properties officeooo:rsid="00297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2">DERBYSHIRE SENIOR CUP </text:p>
            <text:p text:style-name="P12"/>
            <text:p text:style-name="P13">FIRST ROUND </text:p>
            <text:p text:style-name="P23"><text:span text:style-name="T6">Saturday</text:span><text:span text:style-name="T5"> Decembe</text:span><text:span text:style-name="T6">r 7</text:span><text:span text:style-name="T7">th</text:span><text:span text:style-name="T6"> <text:s/>1968</text:span></text:p>
            <text:p text:style-name="P23"/>
            <text:p text:style-name="P20">EdgeHill Stapenhill</text:p>
            <text:p text:style-name="P5">Kick Off <text:s/><text:span text:style-name="T9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STAPENHILL</text:p>
          </table:table-cell>
          <table:table-cell table:style-name="Table1.A1" office:value-type="string">
            <text:p text:style-name="P19">1-2</text:p>
          </table:table-cell>
          <table:table-cell table:style-name="Table1.A1" office:value-type="string">
            <text:p text:style-name="P19">LITTLEOVER OLD BOYS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Colours :</text:p>
            <text:p text:style-name="P17"/>
            <text:p text:style-name="P21">A Wright <text:s text:c="2"/>GK</text:p>
            <text:p text:style-name="P21">Edwards</text:p>
            <text:p text:style-name="P21">Duggins</text:p>
            <text:p text:style-name="P21"><text:span text:style-name="T8">Kenny </text:span>Hair</text:p>
            <text:p text:style-name="P21"><text:span text:style-name="T8">Peter </text:span>Jessop</text:p>
            <text:p text:style-name="P21"><text:span text:style-name="T8">David </text:span>Brown</text:p>
            <text:p text:style-name="P21">Faulkner</text:p>
            <text:p text:style-name="P21">Stephenson</text:p>
            <text:p text:style-name="P21"><text:span text:style-name="T8">John </text:span>Chandler</text:p>
            <text:p text:style-name="P21"><text:span text:style-name="T8">Ian or Peter</text:span>Gough</text:p>
            <text:p text:style-name="P21">Francis</text:p>
            <text:p text:style-name="P21"/>
            <text:p text:style-name="P21">SUBSTITUTES</text:p>
            <text:p text:style-name="P21">Gibson (for Jessop)</text:p>
          </table:table-cell>
          <table:table-cell table:style-name="Table4.A1" office:value-type="string">
            <text:p text:style-name="P17">Colour<text:span text:style-name="T3">s :</text:span></text:p>
            <text:p text:style-name="P17"/>
            <text:p text:style-name="P21">Barry Day <text:s text:c="2"/>GK</text:p>
            <text:p text:style-name="P21">Roger Adams</text:p>
            <text:p text:style-name="P21">Ray Harrison</text:p>
            <text:p text:style-name="P21">Paul Walton</text:p>
            <text:p text:style-name="P21">David Hurst</text:p>
            <text:p text:style-name="P21">A Brown</text:p>
            <text:p text:style-name="P21">Grundy</text:p>
            <text:p text:style-name="P21">Bob Sykes</text:p>
            <text:p text:style-name="P21">Chris Barker</text:p>
            <text:p text:style-name="P21">Terry Fletcher</text:p>
            <text:p text:style-name="P21">Phillip Starkey</text:p>
            <text:p text:style-name="P21"/>
            <text:p text:style-name="P21">SUBSTITUTES</text:p>
            <text:p text:style-name="P24"/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M<text:span text:style-name="T1">anager</text:span></text:p>
            <text:p text:style-name="P16"/>
            <text:p text:style-name="P8"/>
            <text:p text:style-name="P6">Referee</text:p>
            <text:p text:style-name="P10">M<text:span text:style-name="T2">r </text:span><text:span text:style-name="T4"><text:s/></text:span><text:span text:style-name="T6">Robert Mees (Derby)</text:span></text:p>
            <text:p text:style-name="P9"/>
            <text:p text:style-name="P11">Half Time <text:s text:c="3"/><text:span text:style-name="T6">0-2</text:span></text:p>
            <text:p text:style-name="P11"/>
            <text:p text:style-name="P6">Attendance <text:s/></text:p>
          </table:table-cell>
          <table:table-cell table:style-name="Table6.A1" office:value-type="string">
            <text:p text:style-name="P18">M<text:span text:style-name="T1">anager</text:span></text:p>
            <text:p text:style-name="P22">Team picked by committee</text:p>
            <text:p text:style-name="P16"/>
            <text:p text:style-name="P25">Linesmen</text:p>
            <text:p text:style-name="P7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Terry Fletcher</text:p>
            <text:p text:style-name="P21">Chris Barker</text:p>
            <text:p text:style-name="P21">Stephenson</text:p>
          </table:table-cell>
          <table:table-cell table:style-name="Table3.A1" office:value-type="string">
            <text:p text:style-name="P21"><text:s text:c="28"/>0-1</text:p>
            <text:p text:style-name="P21"><text:s text:c="28"/>0-2</text:p>
            <text:p text:style-name="P21"><text:s text:c="28"/>1-2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7T09:40:28.042000000</dc:date>
    <meta:editing-duration>PT11H50M50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49" meta:word-count="93" meta:character-count="655" meta:non-whitespace-character-count="513"/>
  </office:meta>
</office:document-meta>
</file>